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0000" style:font-name="Purisa" fo:font-size="10pt" style:text-underline-style="none" fo:font-weight="normal" officeooo:rsid="00238d55" officeooo:paragraph-rsid="001c7b4a" style:font-size-asian="8.75pt" style:font-weight-asian="normal" style:font-size-complex="10pt" style:font-weight-complex="normal"/>
    </style:style>
    <style:style style:name="P2" style:family="paragraph" style:parent-style-name="Standard">
      <style:text-properties fo:color="#000000" style:font-name="Purisa" fo:font-size="10pt" style:text-underline-style="none" fo:font-weight="normal" officeooo:rsid="00232950" officeooo:paragraph-rsid="001c7b4a" style:font-size-asian="8.75pt" style:font-weight-asian="normal" style:font-size-complex="10pt" style:font-weight-complex="normal"/>
    </style:style>
    <style:style style:name="P3" style:family="paragraph" style:parent-style-name="Standard">
      <style:text-properties fo:color="#000000" style:font-name="Purisa" fo:font-size="10pt" style:text-underline-style="none" fo:font-weight="bold" officeooo:rsid="00232950" officeooo:paragraph-rsid="001c7b4a" style:font-size-asian="8.75pt" style:font-weight-asian="bold" style:font-size-complex="10pt" style:font-weight-complex="bold"/>
    </style:style>
    <style:style style:name="P4" style:family="paragraph" style:parent-style-name="Standard">
      <style:text-properties fo:color="#000000" style:font-name="Purisa" fo:font-size="24pt" style:text-underline-style="none" fo:font-weight="bold" officeooo:rsid="00232950" officeooo:paragraph-rsid="001c7b4a" style:font-size-asian="21pt" style:font-weight-asian="bold" style:font-size-complex="24pt" style:font-weight-complex="bold"/>
    </style:style>
    <style:style style:name="P5" style:family="paragraph" style:parent-style-name="Standard">
      <style:text-properties fo:color="#000000" fo:font-size="10pt" style:text-underline-style="none" fo:font-weight="normal" officeooo:rsid="00232950" officeooo:paragraph-rsid="001c7b4a" style:font-size-asian="8.75pt" style:font-weight-asian="normal" style:font-size-complex="10pt" style:font-weight-complex="normal"/>
    </style:style>
    <style:style style:name="P6" style:family="paragraph" style:parent-style-name="Standard">
      <style:text-properties fo:color="#000000" fo:font-size="10pt" style:text-underline-style="none" fo:font-weight="normal" officeooo:rsid="00238d55" officeooo:paragraph-rsid="001c7b4a" style:font-size-asian="8.75pt" style:font-weight-asian="normal" style:font-size-complex="10pt" style:font-weight-complex="normal"/>
    </style:style>
    <style:style style:name="P7" style:family="paragraph" style:parent-style-name="Standard">
      <style:text-properties fo:color="#ff3333" style:font-name="Purisa" fo:font-size="10pt" style:text-underline-style="solid" style:text-underline-width="auto" style:text-underline-color="font-color" fo:font-weight="normal" officeooo:rsid="00238d55" officeooo:paragraph-rsid="001c7b4a" style:font-size-asian="8.75pt" style:font-weight-asian="normal" style:font-size-complex="10pt" style:font-weight-complex="normal"/>
    </style:style>
    <style:style style:name="P8" style:family="paragraph" style:parent-style-name="Standard">
      <style:text-properties fo:color="#ff3333" style:font-name="Purisa" fo:font-size="10pt" style:text-underline-style="solid" style:text-underline-width="auto" style:text-underline-color="font-color" fo:font-weight="bold" officeooo:rsid="00238d55" officeooo:paragraph-rsid="001c7b4a" style:font-size-asian="8.75pt" style:font-weight-asian="bold" style:font-size-complex="10pt" style:font-weight-complex="bold"/>
    </style:style>
    <style:style style:name="T1" style:family="text">
      <style:text-properties style:font-name="Purisa"/>
    </style:style>
    <style:style style:name="T2" style:family="text">
      <style:text-properties style:font-name="Purisa" officeooo:rsid="00238d55"/>
    </style:style>
    <style:style style:name="T3" style:family="text">
      <style:text-properties fo:color="#ff3333" style:font-name="Purisa" style:text-underline-style="solid" style:text-underline-width="auto" style:text-underline-color="font-color"/>
    </style:style>
    <style:style style:name="T4" style:family="text">
      <style:text-properties fo:color="#ff3333" style:font-name="Purisa" style:text-underline-style="solid" style:text-underline-width="auto" style:text-underline-color="font-color" officeooo:rsid="00238d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ctus</text:p>
      <text:p text:style-name="P3"/>
      <text:p text:style-name="P2">It looks like he has pretty low health in comparison to other bosses. That is because he splits after you defeat him into two Shards. Once you defeat a Shard, it splits into 4 Motes. If you defeat all 8 Motes in total, you win! But the tricky part is each Shard and Mote has the same abilities as the original tectus they just do less damage. During the first part when Tectus is whole, he will also have a few adds that come along to try and annoy you. Once he splits, they no longer spawn apparently. </text:p>
      <text:p text:style-name="P5"><text:span text:style-name="T1">The first add summoned is a </text:span><text:span text:style-name="T3">Night-Twisted Earthwarper.</text:span><text:span text:style-name="T1"> These guys need to be picked up by the tanks and pointed away from the raid. They do a frontal cone attack that hurts pretty badly. They also throw out a vortex of earth that the boss can pick up to get buffed. The vortex can be soaked by players but will reduce their movement speed a little. And if they take a melee hit, the vortex's buff will still go onto the boss. </text:span></text:p>
      <text:p text:style-name="P5"><text:span text:style-name="T1">The other add in this first phase is called a </text:span><text:span text:style-name="T3">Night-Twisted Berserker.</text:span><text:span text:style-name="T1"> He doesn't do much other than drop aggro and charge around at random people. Just try to kill him off before it gets hairy and tanks just keep trying to keep him under control.</text:span></text:p>
      <text:p text:style-name="P2"/>
      <text:p text:style-name="P2">All of these mechanics can be apply to Tectus, his Shards, and his Motes. </text:p>
      <text:p text:style-name="P5"><text:span text:style-name="T1">Tectus gains energy and he is unkillable until he reaches 100 energy and is channeling </text:span><text:span text:style-name="T4">TECTONIC</text:span><text:span text:style-name="T3"> U</text:span><text:span text:style-name="T4">PHEAVAL</text:span><text:span text:style-name="T2">:</text:span><text:span text:style-name="T1"> </text:span><text:span text:style-name="T2">t</text:span><text:span text:style-name="T1">his is basically a big earthquake spell that hits the whole raid. Again, its the only time you can actually kill him and if you don't before its done, he will heal up some decent chunk. Its also worth noting that the lower Tectus' health is, the faster he gains energy (don't have to wait forever for the Tectonic upheaval to happen again).</text:span></text:p>
      <text:p text:style-name="P5"><text:span text:style-name="T1">Next up, we have </text:span><text:span text:style-name="T4">FAULTLINE</text:span><text:span text:style-name="T1"> which is a cloud of blades that moves around. (Lot of damage, just avoid it as best you can!).</text:span><text:span text:style-name="T2">Then we have </text:span><text:span text:style-name="T4">FRACTURE</text:span><text:span text:style-name="T2">, thats seen here on the ground. You get this little rumbling and then it shoots up a spike that hits you for some damage and knocks you back. Watch your feet!</text:span><text:span text:style-name="T1"> </text:span></text:p>
      <text:p text:style-name="P6"><text:span text:style-name="T1">Lastly, </text:span><text:span text:style-name="T3">THE EARTHEN PILLAR</text:span><text:span text:style-name="T1"> is the really deadly part of the whole fight. You'll see this very large graphic on the ground and then when it goes off, you will get one-shot if you are still in it. But it also can cause line of sight issues as it leaves the pillar up. This can get tricky later when you have a bunch of the Motes doing this. </text:span></text:p>
      <text:p text:style-name="P6"><text:span text:style-name="T1">There also </text:span><text:span text:style-name="T3">ACCRETION</text:span><text:span text:style-name="T1"> this is basically the boss absorbing those vortexes from earlier along with other nearby earth. It gives him a buff but as you damage him, it removes the stacks. It really didn't seem to be that important of a mechanic at least on Heroic. </text:span></text:p>
      <text:p text:style-name="P1"><text:soft-page-break/></text:p>
      <text:p text:style-name="P7">PHASE 1</text:p>
      <text:p text:style-name="P1">is about bursting him down along with the adds. At some point he'll get to 100 energy and you likely won't get him killed before it goes off so you'll start a hopefully small cycle of him getting to 100 energy and then doing the Tectonic Upheaval. If you are clear of adds and have the dps for it, try to line up cooldowns and even maybe bloodlust to burst him down during the window of Tectonic Upheaval. It didn't seem possible to get him to 0 health without him gaining energy fast enough to start doing the earthquake and be killed. </text:p>
      <text:p text:style-name="P1">So really much of the first part is trying to place the Earthen Pillars so as to not screw up your raid positioning. So some groups talked about going along the outside in the first phase to make sure the Earthen Pillars got dropped out there. Thats probably the best approach. Otherwise, this is really about picking up adds, killing them off and then picking the right time to push the boss and shatter him during Tectonic Upheaval. </text:p>
      <text:p text:style-name="P1"/>
      <text:p text:style-name="P1">After that, you have to deal with the 2 shards. Given that the motes didn't seem to have much health at least on beta, groups seemed to just push both shards at the same time and then deal with the 8 motes. It might be that the tuning of the shards or motes is increased, in which case you probably would want to do each shard separately thus not handling a ton of mechanics at the same time. Regardless, the only dangerous part here is just avoiding two of everything. So watch for 2 earthen pillars and watch for the healing checks of two tectonic upheavals going off. </text:p>
      <text:p text:style-name="P3"/>
      <text:p text:style-name="P8">REMEMBER:</text:p>
      <text:p text:style-name="P1">Tanks need to pick up the adds in the first phase and then each separately pick up a shard. And then popping major cooldowns to survive the Motes. Healers should watch for the damage of Tectonic Upheaval and watch tanks when Shards and Motes start coming out. Dps just watch your feet constant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aria </meta:initial-creator>
    <meta:creation-date>2014-11-07T16:03:01.232607973</meta:creation-date>
    <dc:date>2014-11-07T16:03:14.453921542</dc:date>
    <dc:creator>ilaria </dc:creator>
    <meta:editing-duration>P0D</meta:editing-duration>
    <meta:editing-cycles>1</meta:editing-cycles>
    <meta:document-statistic meta:table-count="0" meta:image-count="0" meta:object-count="0" meta:page-count="2" meta:paragraph-count="15" meta:word-count="838" meta:character-count="4459" meta:non-whitespace-character-count="3627"/>
    <meta:generator>LibreOffice/4.1.3.2$Linux_X86_64 LibreOffice_project/410m0$Build-2</meta:generator>
  </office:meta>
</office:document-meta>
</file>